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5cm" svg:y="1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7-11-28T13:51:55</meta:creation-date>
    <dc:date>2025-11-30T13:26:36.756301052</dc:date>
    <meta:editing-cycles>33</meta:editing-cycles>
    <meta:editing-duration>PT1H24M3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